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OpenSonATA Installat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OpenSuse Linux 10.3 or 11.1</text:p>
                <text:list>
                  <text:list-item>
                    <text:p>Standard Linux software selection</text:p>
                  </text:list-item>
                  <text:list-item>
                    <text:p>Add XFCE, basic development, kernel development, C/C++ development</text:p>
                  </text:list-item>
                </text:list>
              </text:list-item>
              <text:list-item>
                <text:p>OpenSuse Package Dependencies</text:p>
                <text:list>
                  <text:list-item>
                    <text:p><text:s/>automake, autoconf, gmp, mpfr, libtool, m4</text:p>
                  </text:list-item>
                  <text:list-item>
                    <text:p><text:s/>gcc, java, javac, tcl, mysql, swig, expect</text:p>
                  </text:list-item>
                  <text:list-item>
                    <text:p><text:s/>gnureadline, doxygen, stlport</text:p>
                  </text:list-item>
                  <text:list-item>
                    <text:p><text:s/>Apache Tomcat, pp3,tex, ImageMagi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OpenSonATA Installation(2)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dditional Downloadable Package Dependencies</text:p>
                <text:list>
                  <text:list-item>
                    <text:p>ACE, fftw, xtail</text:p>
                  </text:list-item>
                </text:list>
              </text:list-item>
              <text:list-item>
                <text:p>External Packages within the OpenSonATA release</text:p>
                <text:list>
                  <text:list-item>
                    <text:p>CppUnit, tclreadline</text:p>
                  </text:list-item>
                </text:list>
              </text:list-item>
              <text:list-item>
                <text:p>OpenSonATA Source</text:p>
                <text:list>
                  <text:list-item>
                    <text:p>Configure and make sse-pkg</text:p>
                  </text:list-item>
                  <text:list-item>
                    <text:p>Configure and make sigproc-pkg</text:p>
                  </text:list-item>
                </text:list>
              </text:list-item>
              <text:list-item>
                <text:p>Configure Environment variables, path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OpenSonATA Installation(3)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Configure for Multicast</text:p>
                <text:list>
                  <text:list-item>
                    <text:p>Kernel</text:p>
                  </text:list-item>
                  <text:list-item>
                    <text:p>Routing tables</text:p>
                  </text:list-item>
                  <text:list-item>
                    <text:p>Set Maximum Packet Size (MTU) to 5000</text:p>
                  </text:list-item>
                </text:list>
              </text:list-item>
              <text:list-item>
                <text:p>Create SonATA database</text:p>
              </text:list-item>
              <text:list-item>
                <text:p>Run Testing scripts</text:p>
                <text:list>
                  <text:list-item>
                    <text:p><text:s text:c="2"/>runpacketgen <text:s/>(simulated data packets)</text:p>
                  </text:list-item>
                  <text:list-item>
                    <text:p><text:s text:c="2"/>runchannelizer <text:s/>(channelization)</text:p>
                  </text:list-item>
                  <text:list-item>
                    <text:p><text:s text:c="2"/>rundx <text:s/>(signal detection)</text:p>
                  </text:list-item>
                  <text:list-item>
                    <text:p><text:s text:c="2"/>runsse -sonata <text:s/>(Control System)</text:p>
                  </text:list-item>
                  <text:list-item>
                    <text:p><text:s text:c="2"/>startssedd <text:s/>(Data Displa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ne Jordan</meta:initial-creator>
    <meta:creation-date>2009-12-03T11:07:09</meta:creation-date>
    <meta:editing-duration>PT00H22M52S</meta:editing-duration>
    <meta:editing-cycles>2</meta:editing-cycles>
    <dc:date>2009-12-03T13:03:42</dc:date>
    <dc:creator>Jane Jordan</dc:creator>
    <meta:generator>OpenOffice.org/3.0$Unix OpenOffice.org_project/300m21$Build-9319</meta:generator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